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3feb2"/>
    </style:style>
    <style:style style:name="T1" style:family="text">
      <style:text-properties officeooo:rsid="004586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ING: Bhagavad-Gītā 2.16–28 – Immortal souls in mortal bodies</text:p>
      <text:p text:style-name="P1"/>
      <text:p text:style-name="P1">नासतो विद्यते भावो नाभावो विद्यते सतः ।</text:p>
      <text:p text:style-name="P1">उभयोरपि दृष्टो ऽन्तस्त्वनयोस्तत्त्वदर्शिभिः ॥ २-१६॥</text:p>
      <text:p text:style-name="P1"/>
      <text:p text:style-name="P1">अविनाशि तु तद्विद्धि येन सर्वमिदं ततम् ।</text:p>
      <text:p text:style-name="P1">विनाशमव्ययस्यास्य न कश्चित्कर्तुमर्हति ॥ २-१७॥</text:p>
      <text:p text:style-name="P1">अन्तवन्त इमे देहा नित्यस्योक्ताः शरीरिणः ।</text:p>
      <text:p text:style-name="P1">अनाशिनो ऽप्रमेयस्य तस्माद्युध्यस्व भारत ॥ २-१८॥</text:p>
      <text:p text:style-name="P1">य एनं वेत्ति हन्तारं यश्चैनं मन्यते हतम् ।</text:p>
      <text:p text:style-name="P1">उभौ तौ न विजानीतो नायं हन्ति न हन्यते ॥ २-१९॥</text:p>
      <text:p text:style-name="P1">न जायते म्रियते वा कदा चिन्नायं भूत्वा भविता वा न भूयः ।</text:p>
      <text:p text:style-name="P1">अजो नित्यः शाश्वतो ऽयं पुराणो न हन्यते हन्यमाने शरीरे ॥ २- २०॥</text:p>
      <text:p text:style-name="P1">वेदाविनाशिनं नित्यं य एनमजमव्ययम् ।</text:p>
      <text:p text:style-name="P1">कथं स पुरुषः पार्थ कं घातयति हन्ति कम् ॥ २- २१॥</text:p>
      <text:p text:style-name="P1">वासांसि जीर्णानि यथा विहाय नवानि गृह्णाति नरो ऽपराणि ।</text:p>
      <text:p text:style-name="P1">तथा शरीराणि विहाय जीर्णान्यन्यानि सं याति नवानि देही॥ २- २२॥</text:p>
      <text:p text:style-name="P1">नैनं छिन्दन्ति शस्त्राणि नैनं दहति पावकः ।</text:p>
      <text:p text:style-name="P1">न चैनं क्लेदयन्त्यापो न शोषयति मारुतः ॥ २-२३॥</text:p>
      <text:p text:style-name="P1">अच्छे द्यो ऽयमदाह्यो ऽयमक्लेद्यो ऽशोष्य एव च ।</text:p>
      <text:p text:style-name="P1">नित्यः सर्वगतः स्थाणुरचलो ऽयं सनातनः ॥ २-२४॥</text:p>
      <text:p text:style-name="P1">अव्यक्तो ऽयमचिन्त्यो ऽयमविकार्यो ऽयमुच्यते ।</text:p>
      <text:p text:style-name="P1">तस्मादेवं विदित्वैनं नानुशोचितुमर्हसि ॥ २-२५॥</text:p>
      <text:p text:style-name="P1">अथ चैनं नित्यजातं नित्यं वा मन्यसे मृतम् ।</text:p>
      <text:p text:style-name="P1">तथापि त्वं महाबाहो नैवं शोचितुमर्हसि ॥ २-२६॥</text:p>
      <text:p text:style-name="P1">जातस्य हि ध्रुवो मृत्युर्<text:span text:style-name="T1">ध्रुवं</text:span> जन्म मृतस्य च ।</text:p>
      <text:p text:style-name="P1">तस्मादपरिहार्ये ऽर्थे न त्वं शोचितुमर्हसि ॥ २-२७॥</text:p>
      <text:p text:style-name="P1">अव्यक्तादीनि भूतानि व्यक्तमध्यानि भारत ।</text:p>
      <text:p text:style-name="P1">अव्यक्तनिधनान्येव तत्र का परिदेवना ॥ २-२८॥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8:40:36.741171145</meta:creation-date>
    <dc:date>2025-05-03T16:26:46.585910503</dc:date>
    <meta:editing-duration>P1DT13H10M17S</meta:editing-duration>
    <meta:editing-cycles>61</meta:editing-cycles>
    <meta:generator>LibreOffice/7.4.7.2$Linux_X86_64 LibreOffice_project/40$Build-2</meta:generator>
    <meta:document-statistic meta:table-count="0" meta:image-count="0" meta:object-count="0" meta:page-count="1" meta:paragraph-count="27" meta:word-count="203" meta:character-count="780" meta:non-whitespace-character-count="604"/>
  </office:meta>
</office:document-meta>
</file>